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6688in" fo:margin-left="5.0208in" fo:margin-top="0in" fo:margin-bottom="0in" table:align="left" style:writing-mode="lr-tb"/>
    </style:style>
    <style:style style:name="Table1.A" style:family="table-column">
      <style:table-column-properties style:column-width="0.7868in"/>
    </style:style>
    <style:style style:name="Table1.B" style:family="table-column">
      <style:table-column-properties style:column-width="0.8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0132in" fo:margin-left="0.0035in" fo:margin-top="0in" fo:margin-bottom="0in" table:align="left" style:writing-mode="lr-tb"/>
    </style:style>
    <style:style style:name="Table2.A" style:family="table-column">
      <style:table-column-properties style:column-width="2.1549in"/>
    </style:style>
    <style:style style:name="Table2.B" style:family="table-column">
      <style:table-column-properties style:column-width="0.9243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0.99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" style:family="table-cell">
      <style:table-cell-properties fo:background-color="#fff2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1.6715in"/>
    </style:style>
    <style:style style:name="Table3.D" style:family="table-column">
      <style:table-column-properties style:column-width="1.670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" style:family="table-cell">
      <style:table-cell-properties fo:background-color="#fff2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3.134in" fo:keep-together="auto"/>
    </style:style>
    <style:style style:name="Table3.5" style:family="table-row">
      <style:table-row-properties style:min-row-height="1.6806in" fo:keep-together="auto"/>
    </style:style>
    <style:style style:name="P1" style:family="paragraph" style:parent-style-name="Standard">
      <style:paragraph-properties fo:text-align="end" style:justify-single-word="false"/>
      <style:text-properties fo:language="en" fo:country="US" style:text-underline-style="solid" style:text-underline-width="auto" style:text-underline-color="font-color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officeooo:rsid="00129aed" officeooo:paragraph-rsid="00129ae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style="italic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129aed"/>
    </style:style>
    <style:style style:name="P10" style:family="paragraph" style:parent-style-name="Standard">
      <style:paragraph-properties fo:margin-top="0in" fo:margin-bottom="0.0071in" style:contextual-spacing="false" fo:line-height="100%" fo:text-align="start" style:justify-single-word="false" fo:orphans="2" fo:widows="2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in" fo:margin-bottom="0.0071in" style:contextual-spacing="false" fo:line-height="100%" fo:text-align="start" style:justify-single-word="false" fo:orphans="2" fo:widows="2"/>
      <style:text-properties fo:font-weight="normal" style:font-weight-asian="normal" style:font-weight-complex="normal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paragraph-rsid="0016fcab"/>
    </style:style>
    <style:style style:name="P14" style:family="paragraph" style:parent-style-name="Text_20_body" style:list-style-name="L2"/>
    <style:style style:name="P15" style:family="paragraph" style:parent-style-name="Text_20_body">
      <style:paragraph-properties fo:margin-top="0in" fo:margin-bottom="0.0071in" style:contextual-spacing="false" fo:line-height="100%" fo:text-align="start" style:justify-single-word="false" fo:orphans="2" fo:widows="2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text-properties officeooo:paragraph-rsid="0016fcab"/>
    </style:style>
    <style:style style:name="P18" style:family="paragraph" style:parent-style-name="Text_20_body">
      <style:text-properties officeooo:rsid="0016fcab" officeooo:paragraph-rsid="0016fcab"/>
    </style:style>
    <style:style style:name="P19" style:family="paragraph" style:parent-style-name="Text_20_body" style:list-style-name="L1">
      <style:text-properties officeooo:rsid="0016fcab" officeooo:paragraph-rsid="0016fca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weight-asian="bold" style:font-name-complex="Calibri1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officeooo:rsid="00129aed" style:font-style-asian="italic" style:font-style-complex="italic"/>
    </style:style>
    <style:style style:name="T7" style:family="text">
      <style:text-properties fo:language="en" fo:country="US" fo:background-color="#ffff00"/>
    </style:style>
    <style:style style:name="T8" style:family="text">
      <style:text-properties fo:language="en" fo:country="US" style:font-name-complex="Calibri1"/>
    </style:style>
    <style:style style:name="T9" style:family="text">
      <style:text-properties fo:language="en" fo:country="US" officeooo:rsid="00129aed"/>
    </style:style>
    <style:style style:name="T10" style:family="text">
      <style:text-properties fo:language="en" fo:country="GB"/>
    </style:style>
    <style:style style:name="T11" style:family="text">
      <style:text-properties style:font-name="Calibri" fo:font-size="11pt" fo:language="en" fo:country="US" style:font-size-asian="11pt" style:font-name-complex="Calibri1" style:font-size-complex="11pt"/>
    </style:style>
    <style:style style:name="T12" style:family="text">
      <style:text-properties style:font-name="Calibri" fo:font-size="11pt" fo:language="en" fo:country="US" style:font-size-asian="11pt" style:font-name-complex="F" style:font-size-complex="11pt"/>
    </style:style>
    <style:style style:name="T13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4" style:family="text">
      <style:text-properties style:font-name="Calibri" fo:font-size="11pt" fo:language="en" fo:country="US" officeooo:rsid="00129ae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5" style:family="text">
      <style:text-properties style:font-name="Calibri" fo:font-size="11pt" fo:language="en" fo:country="GB" style:font-size-asian="11pt" style:font-name-complex="Calibri1" style:font-size-complex="11pt"/>
    </style:style>
    <style:style style:name="T16" style:family="text">
      <style:text-properties style:font-name="Calibri" fo:font-size="11pt" fo:language="en" fo:country="GB" style:font-size-asian="11pt" style:font-name-complex="Calibri1" style:font-size-complex="11pt"/>
    </style:style>
    <style:style style:name="T17" style:family="text">
      <style:text-properties style:font-name="Calibri" fo:font-size="11pt" fo:language="en" fo:country="GB" style:font-size-asian="11pt" style:font-name-complex="F" style:font-size-complex="11pt"/>
    </style:style>
    <style:style style:name="T18" style:family="text">
      <style:text-properties style:font-name="Calibri" fo:font-size="11pt" fo:language="en" fo:country="GB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9" style:family="text">
      <style:text-properties style:font-name="Calibri" fo:font-size="11pt" fo:language="en" fo:country="GB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20" style:family="text">
      <style:text-properties style:font-name="Calibri" fo:font-size="11pt" fo:language="en" fo:country="GB" officeooo:rsid="00129aed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21" style:family="text">
      <style:text-properties style:font-name="Calibri" fo:font-size="11pt" fo:language="en" fo:country="GB" fo:font-weight="normal" style:letter-kerning="false" style:font-name-asian="Calibri1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59870" style:font-weight-asian="normal" style:font-weight-complex="normal"/>
    </style:style>
    <style:style style:name="T24" style:family="text">
      <style:text-properties fo:font-weight="normal" officeooo:rsid="0016fcab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2">Mark</text:span><text:span text:style-name="T2"/></text:p>
          </table:table-cell>
          <table:table-cell table:style-name="Table1.A1" office:value-type="string">
            <text:p text:style-name="P2"><text:span text:style-name="T2">A</text:span><text:span text:style-name="T2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<text:span text:style-name="T1">Team name:</text:span><text:span text:style-name="T1"/></text:p>
          </table:table-cell>
          <table:table-cell table:style-name="Table2.B1" table:number-columns-spanned="3" office:value-type="string">
            <text:p text:style-name="P2"><text:span text:style-name="T5">A</text:span><text:span text:style-name="T6">5</text:span><text:span text:style-name="T5"/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<text:span text:style-name="T1">Homework number:</text:span><text:span text:style-name="T1"/></text:p>
          </table:table-cell>
          <table:table-cell table:style-name="Table2.B1" table:number-columns-spanned="3" office:value-type="string">
            <text:p text:style-name="P2"><text:span text:style-name="T5">HOMEWORK </text:span><text:span text:style-name="T6">1</text:span><text:span text:style-name="T5"/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<text:span text:style-name="T1">Due date:</text:span><text:span text:style-name="T1"/></text:p>
          </table:table-cell>
          <table:table-cell table:style-name="Table2.B1" table:number-columns-spanned="3" office:value-type="string">
            <text:p text:style-name="P2"><text:span text:style-name="T9">01</text:span><text:span text:style-name="T1">/</text:span><text:span text:style-name="T9">10</text:span><text:span text:style-name="T1">/202</text:span><text:span text:style-name="T9">3</text:span><text:span text:style-name="T7"/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<text:span text:style-name="T1">Contribution</text:span><text:span text:style-name="T1"/></text:p>
          </table:table-cell>
          <table:table-cell table:style-name="Table2.A1" office:value-type="string">
            <text:p text:style-name="P3"><text:span text:style-name="T1">NO</text:span><text:span text:style-name="T1"/></text:p>
          </table:table-cell>
          <table:table-cell table:style-name="Table2.A1" office:value-type="string">
            <text:p text:style-name="P3"><text:span text:style-name="T1">Partial</text:span><text:span text:style-name="T1"/></text:p>
          </table:table-cell>
          <table:table-cell table:style-name="Table2.A1" office:value-type="string">
            <text:p text:style-name="P3"><text:span text:style-name="T1">Full</text:span><text:span text:style-name="T1"/></text:p>
          </table:table-cell>
        </table:table-row>
        <table:table-row table:style-name="Table2.1">
          <table:table-cell table:style-name="Table2.B1" office:value-type="string">
            <text:p text:style-name="P4"><text:span text:style-name="T1">Luca Daidone</text:span><text:span text:style-name="T1"/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3"><text:span text:style-name="T5">x</text:span><text:span text:style-name="T5"/></text:p>
          </table:table-cell>
        </table:table-row>
        <table:table-row table:style-name="Table2.1">
          <table:table-cell table:style-name="Table2.B1" office:value-type="string">
            <text:p text:style-name="P4"><text:span text:style-name="T1">Leonardo Ritter</text:span><text:span text:style-name="T1"/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3"><text:span text:style-name="T5">x</text:span><text:span text:style-name="T5"/></text:p>
          </table:table-cell>
        </table:table-row>
        <table:table-row table:style-name="Table2.1">
          <table:table-cell table:style-name="Table2.B1" office:value-type="string">
            <text:p text:style-name="P4"><text:span text:style-name="T1">Luca Cordaro</text:span><text:span text:style-name="T1"/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3"><text:span text:style-name="T5">x</text:span><text:span text:style-name="T5"/></text:p>
          </table:table-cell>
        </table:table-row>
        <table:table-row table:style-name="Table2.1">
          <table:table-cell table:style-name="Table2.B1" office:value-type="string">
            <text:p text:style-name="P4"><text:span text:style-name="T1">Lorenzo Strechelli</text:span><text:span text:style-name="T1"/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3"><text:span text:style-name="T5">x</text:span><text:span text:style-name="T5"/></text:p>
          </table:table-cell>
        </table:table-row>
        <table:table-row table:style-name="Table2.1">
          <table:table-cell table:style-name="Table2.B1" office:value-type="string">
            <text:p text:style-name="P9"><text:span text:style-name="T14">Ignazio </text:span>Neto Dell'Acqua<text:span text:style-name="T1"/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3"><text:span text:style-name="T5">x</text:span><text:span text:style-name="T5"/></text:p>
          </table:table-cell>
        </table:table-row>
        <table:table-row table:style-name="Table2.1">
          <table:table-cell table:style-name="Table2.B1" table:number-columns-spanned="4" office:value-type="string">
            <text:p text:style-name="P2"><text:span text:style-name="T1">Notes: </text:span><text:span text:style-name="T5"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2"><text:span text:style-name="T1">Project name</text:span><text:span text:style-name="T1"/></text:p>
          </table:table-cell>
          <table:table-cell table:style-name="Table3.B1" table:number-columns-spanned="3" office:value-type="string">
            <text:p text:style-name="P4"><text:span text:style-name="T10">Sound detection - LED PWM</text:span><text:span text:style-name="T10"/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2"><text:span text:style-name="T1">Not done</text:span><text:span text:style-name="T1"/></text:p>
          </table:table-cell>
          <table:table-cell table:style-name="Table3.A1" office:value-type="string">
            <text:p text:style-name="P2"><text:span text:style-name="T1">Partially done <text:line-break/>(major problems)</text:span><text:span text:style-name="T1"/></text:p>
          </table:table-cell>
          <table:table-cell table:style-name="Table3.A1" office:value-type="string">
            <text:p text:style-name="P2"><text:span text:style-name="T1">Partially done <text:line-break/>(minor problems)</text:span><text:span text:style-name="T1"/></text:p>
          </table:table-cell>
          <table:table-cell table:style-name="Table3.A1" office:value-type="string">
            <text:p text:style-name="P2"><text:span text:style-name="T1">Completed</text:span><text:span text:style-name="T1"/></text:p>
          </table:table-cell>
        </table:table-row>
        <table:table-row table:style-name="Table3.1">
          <table:table-cell table:style-name="Table3.B1" office:value-type="string">
            <text:p text:style-name="P6"/>
          </table:table-cell>
          <table:table-cell table:style-name="Table3.B1" office:value-type="string">
            <text:p text:style-name="P6"/>
          </table:table-cell>
          <table:table-cell table:style-name="Table3.B1" office:value-type="string">
            <text:p text:style-name="P6"/>
          </table:table-cell>
          <table:table-cell table:style-name="Table3.B1" office:value-type="string">
            <text:p text:style-name="P3"><text:span text:style-name="T5">x</text:span><text:span text:style-name="T5"/></text:p>
          </table:table-cell>
        </table:table-row>
        <table:table-row table:style-name="Table3.4">
          <table:table-cell table:style-name="Table3.B1" table:number-columns-spanned="4" office:value-type="string">
            <text:p text:style-name="P8"><text:span text:style-name="T8">Explanation: </text:span></text:p>
            <text:p text:style-name="P7"/>
            <text:p text:style-name="P10"><text:span text:style-name="T13">P</text:span><text:span text:style-name="T18">art 1</text:span><text:span text:style-name="T20">a and </text:span><text:span text:style-name="T18">b:</text:span><text:span text:style-name="T13"> </text:span></text:p>
            <text:p text:style-name="P11"/>
            <text:p text:style-name="P15"><text:span text:style-name="eop"><text:span text:style-name="T21">To detect the signal from the microphone, we </text:span></text:span><text:span text:style-name="eop"><text:span text:style-name="Strong_20_Emphasis"><text:span text:style-name="T21">began</text:span></text:span></text:span><text:span text:style-name="eop"><text:span text:style-name="T21"> by consulting the schematic of the "Microcontroller demo board" to </text:span></text:span><text:span text:style-name="eop"><text:span text:style-name="Strong_20_Emphasis"><text:span text:style-name="T21">identify</text:span></text:span></text:span><text:span text:style-name="eop"><text:span text:style-name="T21"> that the output of the comparator </text:span></text:span><text:span text:style-name="eop"><text:span text:style-name="Strong_20_Emphasis"><text:span text:style-name="T21">was connected</text:span></text:span></text:span><text:span text:style-name="eop"><text:span text:style-name="T21"> to pin 8 of port A, known as PA8. The subsequent steps </text:span></text:span><text:span text:style-name="eop"><text:span text:style-name="Strong_20_Emphasis"><text:span text:style-name="T21">involved</text:span></text:span></text:span><text:span text:style-name="eop"><text:span text:style-name="T21"> configuring the necessary interrupt registers through the CubeIDE graphic interface as follows:</text:span></text:span></text:p>
            <text:list xml:id="list2062021872" text:style-name="L1">
              <text:list-item>
                <text:p text:style-name="P12"><text:span text:style-name="Strong_20_Emphasis"><text:span text:style-name="T24">We s</text:span></text:span><text:span text:style-name="Strong_20_Emphasis"><text:span text:style-name="T22">et</text:span></text:span><text:span text:style-name="T22"> PA8 as an external interrupt by </text:span><text:span text:style-name="T24">clicking on it and </text:span><text:span text:style-name="Strong_20_Emphasis"><text:span text:style-name="T22">selecting</text:span></text:span><text:span text:style-name="T22"> GPIO_EXTI8.</text:span></text:p>
              </text:list-item>
              <text:list-item>
                <text:p text:style-name="P12"><text:span text:style-name="Strong_20_Emphasis"><text:span text:style-name="T24">We a</text:span></text:span><text:span text:style-name="Strong_20_Emphasis"><text:span text:style-name="T22">ctivated</text:span></text:span><text:span text:style-name="T22"> </text:span><text:span text:style-name="T24">the </text:span><text:span text:style-name="T22">external interrupts by </text:span><text:span text:style-name="Strong_20_Emphasis"><text:span text:style-name="T22">choosing</text:span></text:span><text:span text:style-name="T22"> EXTI line[9:5] interrupts within the NVIC Interrupt table.</text:span></text:p>
              </text:list-item>
              <text:list-item>
                <text:p text:style-name="P12"><text:span text:style-name="T22">In the GPIO configuration section, </text:span><text:span text:style-name="T23">we </text:span><text:span text:style-name="Strong_20_Emphasis"><text:span text:style-name="T22">opted</text:span></text:span><text:span text:style-name="T22"> for no external pull-up or pull-down resistors, since a pull-up resistor </text:span><text:span text:style-name="T23">is</text:span><text:span text:style-name="Strong_20_Emphasis"><text:span text:style-name="T22"> already present</text:span></text:span><text:span text:style-name="T22"> on the "green board" after the comparator's output. Additionally, </text:span><text:span text:style-name="T23">we </text:span><text:span text:style-name="Strong_20_Emphasis"><text:span text:style-name="T22">selected</text:span></text:span><text:span text:style-name="T22"> a rising-edge triggering configuration.</text:span></text:p>
              </text:list-item>
            </text:list>
            <text:p text:style-name="P16">Moving on to setting up PWM for the green LED:</text:p>
            <text:list text:style-name="L2">
              <text:list-item>
                <text:p text:style-name="P14"><text:span text:style-name="Strong_20_Emphasis"><text:span text:style-name="T24">We c</text:span></text:span><text:span text:style-name="Strong_20_Emphasis"><text:span text:style-name="T22">licked</text:span></text:span><text:span text:style-name="T22"> on pin PA5, which </text:span><text:span text:style-name="Strong_20_Emphasis"><text:span text:style-name="T23">is </text:span></text:span><text:span text:style-name="T22">connected to the LED, and </text:span><text:span text:style-name="Strong_20_Emphasis"><text:span text:style-name="T22">selected</text:span></text:span><text:span text:style-name="T22"> TIM2_CH1.</text:span></text:p>
              </text:list-item>
              <text:list-item>
                <text:p text:style-name="P14"><text:span text:style-name="Strong_20_Emphasis"><text:span text:style-name="T24">We n</text:span></text:span><text:span text:style-name="Strong_20_Emphasis"><text:span text:style-name="T22">avigated</text:span></text:span><text:span text:style-name="T22"> to the Timers section, </text:span><text:span text:style-name="Strong_20_Emphasis"><text:span text:style-name="T22">selected</text:span></text:span><text:span text:style-name="T22"> the TIM2 timer, and </text:span><text:span text:style-name="Strong_20_Emphasis"><text:span text:style-name="T22">configured</text:span></text:span><text:span text:style-name="T22"> it for "PWM Generation CH1" on channel 1.</text:span></text:p>
              </text:list-item>
            </text:list>
            <text:p text:style-name="P17"><text:span text:style-name="T22">For the subsequent steps, multiple approaches </text:span><text:span text:style-name="Strong_20_Emphasis"><text:span text:style-name="T22">were</text:span></text:span><text:span text:style-name="T22"> available. For instance, </text:span><text:span text:style-name="T24">the </text:span><text:span text:style-name="T22">external 8MHz clock source </text:span><text:span text:style-name="T23">can</text:span><text:span text:style-name="Strong_20_Emphasis"><text:span text:style-name="T22"> be used</text:span></text:span><text:span text:style-name="T22"> </text:span><text:span text:style-name="T24">as timer clock </text:span><text:span text:style-name="T22">by </text:span><text:span text:style-name="Strong_20_Emphasis"><text:span text:style-name="T22">selecting</text:span></text:span><text:span text:style-name="T22"> the corresponding option in the clock configuration window. </text:span><text:span text:style-name="T24">Then a</text:span><text:span text:style-name="T22"> prescaler of (127+1) </text:span><text:span text:style-name="T24">and a counter period of (62499+1) can be </text:span><text:span text:style-name="Strong_20_Emphasis"><text:span text:style-name="T22">chosen </text:span></text:span><text:span text:style-name="Strong_20_Emphasis"><text:span text:style-name="T24">in order </text:span></text:span><text:span text:style-name="T22">to achieve a 1-second period. </text:span><text:span text:style-name="T24">Finally, in</text:span><text:span text:style-name="T22"> the PWM generation menu, a pulse value of 31250 </text:span><text:span text:style-name="T24">can be </text:span><text:span text:style-name="Strong_20_Emphasis"><text:span text:style-name="T22">selected</text:span></text:span><text:span text:style-name="T22"> to achieve a 50% duty cycle.</text:span></text:p>
            <text:p text:style-name="Text_20_body"><text:soft-page-break/><text:span text:style-name="T22">After generating the code, we </text:span><text:span text:style-name="Strong_20_Emphasis"><text:span text:style-name="T22">proceeded</text:span></text:span><text:span text:style-name="T22"> to define the interrupt handler function, "void HAL_GPIO_EXTI_Callback(uint16_t GPIO_Pin)" in the appropriate section of our code. Additionally, </text:span><text:span text:style-name="T24">we</text:span><text:span text:style-name="T22"> </text:span><text:span text:style-name="Strong_20_Emphasis"><text:span text:style-name="T22">created</text:span></text:span><text:span text:style-name="T22"> a variable named "state" in which the PWM state (ON or OFF) </text:span><text:span text:style-name="T23">will be stored</text:span><text:span text:style-name="T22">.</text:span></text:p>
            <text:p text:style-name="P17"><text:span text:style-name="T24">The algorithm we wrote works as follow: i</text:span><text:span text:style-name="T22">nside the callback function, we </text:span><text:span text:style-name="Strong_20_Emphasis"><text:span text:style-name="T22">initially check </text:span></text:span><text:span text:style-name="T22">if the pin </text:span><text:span text:style-name="T24">that triggered the interrupt </text:span><text:span text:style-name="Strong_20_Emphasis"><text:span text:style-name="T23">is</text:span></text:span><text:span text:style-name="T22"> PA8, </text:span><text:span text:style-name="T24">i</text:span><text:span text:style-name="T22">f </text:span><text:span text:style-name="T23">yes,</text:span><text:span text:style-name="T22"> we </text:span><text:span text:style-name="Strong_20_Emphasis"><text:span text:style-name="T22">toggle</text:span></text:span><text:span text:style-name="T22"> the value of the "state" variable, </text:span><text:span text:style-name="T24">which is used as a boolean</text:span><text:span text:style-name="T22">. </text:span><text:span text:style-name="T23">D</text:span><text:span text:style-name="T22">epending on </text:span><text:span text:style-name="T24">its value,</text:span><text:span text:style-name="T22"> either the HAL_TIM_PWM_START or HAL_TIM_PWM_STOP functions </text:span><text:span text:style-name="T23">are invoked</text:span><text:span text:style-name="T22">.</text:span></text:p>
            <text:p text:style-name="Text_20_body"><text:span text:style-name="T22">Both of these PWM functions </text:span><text:span text:style-name="Strong_20_Emphasis"><text:span text:style-name="T22">require </text:span></text:span><text:span text:style-name="T22">two parameters: an </text:span><text:span text:style-name="T23">handler, </text:span><text:span text:style-name="T22">automatically generated by the IDE, and the channel identifier "TIM_CHANNEL_1.</text:span></text:p>
            <text:p text:style-name="P17"><text:span text:style-name="T24">Everything works as expected, however the microphone doesn’t always catch the sound. We suspect that:</text:span></text:p>
            <text:list xml:id="list174740077560306" text:continue-list="list2062021872" text:style-name="L1">
              <text:list-item>
                <text:p text:style-name="P13"><text:span text:style-name="T24">the threshold set on the circuit is a bit too high</text:span></text:p>
              </text:list-item>
              <text:list-item>
                <text:p text:style-name="P19"><text:span text:style-name="T22">bouncing occurs, producing two (or an even number) subsequent pulses that quickly turn on and off the pwm, not producing a visible effect.</text:span></text:p>
              </text:list-item>
            </text:list>
            <text:p text:style-name="P18"><text:span text:style-name="T22">In order to solve the second point, a debouncing effect with an additional timer could be implemented.</text:span></text:p>
            <text:p text:style-name="P17"><text:span text:style-name="T24"/>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1" table:number-columns-spanned="4" office:value-type="string">
            <text:p text:style-name="P2"><text:span text:style-name="T1">Professor comments:</text:span><text:span text:style-name="T1"/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derica Alberta Villa</meta:initial-creator>
    <meta:editing-cycles>162</meta:editing-cycles>
    <meta:creation-date>2022-09-25T09:51:00</meta:creation-date>
    <dc:date>2023-09-30T17:47:19.432176877</dc:date>
    <meta:editing-duration>PT5H4M3S</meta:editing-duration>
    <meta:generator>LibreOffice/7.4.7.2$Linux_X86_64 LibreOffice_project/40$Build-2</meta:generator>
    <meta:document-statistic meta:table-count="3" meta:image-count="0" meta:object-count="0" meta:page-count="2" meta:paragraph-count="48" meta:word-count="477" meta:character-count="2907" meta:non-whitespace-character-count="2480"/>
    <meta:user-defined meta:name="AppVersion">16.0000</meta:user-defined>
    <meta:user-defined meta:name="GrammarlyDocumentId">e259dcb5ead1734391e2b1855523128faacd00a39b7fdae093b3b34d98182369</meta:user-defined>
    <meta:template xlink:type="simple" xlink:actuate="onRequest" xlink:title="Normal" xlink:href=""/>
  </office:meta>
</office:document-meta>
</file>